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Impl.isExcerptFunction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wIterator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terator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mpl.isSpellCheckFunction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wImpl.getValue( String property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RowImpl.highlight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owImpl.ge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wImpl.getSpellCheckedStat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owIteratorImpl.RowIteratorImpl( ScoreNodeIterator nodes , Name [ ] properties , Name [ ] selectorNames , ItemManager itemMgr , NamePathResolver resolver , ExcerptProvider exProvider , SpellSuggestion spellSugges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wImpl.getScore( String selecto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wImpl.getNode( String selecto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wImpl.createExcerpt( Node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owImpl.getExcer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terator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mpl.checkSingleSelector( String useInste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wIteratorImpl.skip( long skip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terator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teratorImpl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teratorImpl.next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wImpl.getExcerpt( String excerptCa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owImpl.getValue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owImpl.isExcerptFunctio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wImpl.RowImpl( float score , ScoreNode [ ] sn , NodeImpl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wImpl.getPath( String selecto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wImpl.getSelectorIndex( String selecto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w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wImpl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